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ErrorsNode.is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ErrorsNode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ErrorsNode.invoke( Environment env , InvokeContext 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HandleErrorsNode.setChildren( ProcessingNode [ ] n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ErrorsNode.isEx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ErrorsNode.HandleErrorsNode( int statusCode , String sco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